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5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6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>
      <style:paragraph-properties fo:margin-top="0in" fo:margin-bottom="0.1598in" loext:contextual-spacing="false"/>
      <style:text-properties style:font-name="Lato" officeooo:paragraph-rsid="00232d84"/>
    </style:style>
    <style:style style:name="P24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e8f2a1"/>
    </style:style>
    <style:style style:name="P3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3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3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3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3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40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41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e8f2a1"/>
    </style:style>
    <style:style style:name="P42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e8f2a1"/>
    </style:style>
    <style:style style:name="P43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two login types are:</text:p>
      <text:p text:style-name="P1">URI and CLU</text:p>
      <text:p text:style-name="P1">CLI and GUI</text:p>
      <text:p text:style-name="P1">URI and CLI</text:p>
      <text:p text:style-name="P1">GUX and CLI</text:p>
      <text:p text:style-name="P1">Question 2</text:p>
      <text:p text:style-name="P1">A software release cycle describes:</text:p>
      <text:p text:style-name="P1">How often upgrades come out to software</text:p>
      <text:p text:style-name="P1">How often the computer must be rebooted</text:p>
      <text:p text:style-name="P1">How often the computer must be upgraded to support new software</text:p>
      <text:p text:style-name="P1">The often security fixes are implemented</text:p>
      <text:p text:style-name="P1">How often the software’s memory is released back to the operating system</text:p>
      <text:p text:style-name="P1">Question 3</text:p>
      <text:p text:style-name="P1">Which Linux distributions are derived from Red Hat?</text:p>
      <text:p text:style-name="P1">(choose two)</text:p>
      <text:p text:style-name="P1">CentOS</text:p>
      <text:p text:style-name="P1">Debian</text:p>
      <text:p text:style-name="P1">Slackware</text:p>
      <text:p text:style-name="P1">Ubuntu</text:p>
      <text:p text:style-name="P1">Fedora</text:p>
      <text:p text:style-name="P1">Question 4</text:p>
      <text:p text:style-name="P1">Bundling utilities, management tools, and application software with a Linux kernel is called a:</text:p>
      <text:p text:style-name="P1">A trademark</text:p>
      <text:p text:style-name="P1">A text editor</text:p>
      <text:p text:style-name="P1">A type of hardware</text:p>
      <text:p text:style-name="P1">A distribution of Linux</text:p>
      <text:p text:style-name="P1">Question 5</text:p>
      <text:p text:style-name="P1">A command can take the form of:</text:p>
      <text:p text:style-name="P1">(choose three)</text:p>
      <text:p text:style-name="P1"><text:soft-page-break/>A configuration file</text:p>
      <text:p text:style-name="P1">A block</text:p>
      <text:p text:style-name="P1">An alias</text:p>
      <text:p text:style-name="P1">A function</text:p>
      <text:p text:style-name="P1">A program built-in to the shell</text:p>
      <text:p text:style-name="P1">A variable</text:p>
      <text:p text:style-name="P1">Question 6</text:p>
      <text:p text:style-name="P1">To see a list of commands that are available while viewing a man page, you can type the __ character.</text:p>
      <text:p text:style-name="P1">h</text:p>
      <text:p text:style-name="P1">c</text:p>
      <text:p text:style-name="P1">g</text:p>
      <text:p text:style-name="P1">w</text:p>
      <text:p text:style-name="P1">Question 7</text:p>
      <text:p text:style-name="P1">Environment variables are:</text:p>
      <text:p text:style-name="P1">Passed into other shells and commands</text:p>
      <text:p text:style-name="P1">Only available to the shell they are created in</text:p>
      <text:p text:style-name="P1">Are not a valid type of variable</text:p>
      <text:p text:style-name="P1">Not used by shells at all</text:p>
      <text:p text:style-name="P1">Question 8</text:p>
      <text:p text:style-name="P1">Local variables are:</text:p>
      <text:p text:style-name="P1">Only available to the shell they are created in</text:p>
      <text:p text:style-name="P1">Not used by shells at all</text:p>
      <text:p text:style-name="P1">Passed into other shells and commands</text:p>
      <text:p text:style-name="P1">Are not a valid type of variable</text:p>
      <text:p text:style-name="P1">Question 9</text:p>
      <text:p text:style-name="P1">The /bin directory contains:</text:p>
      <text:p text:style-name="P1">Essential administrative commands</text:p>
      <text:p text:style-name="P1">The most fundamental commands that are essential for the operating system to function</text:p>
      <text:p text:style-name="P1">Commands that have been compiled from local sources</text:p>
      <text:p text:style-name="P1"><text:soft-page-break/>Nothing; it is not a valid directory</text:p>
      <text:p text:style-name="P1">Question 10</text:p>
      <text:p text:style-name="P1">The /sbin directory contains:</text:p>
      <text:p text:style-name="P1">Nothing; it is not a valid directory</text:p>
      <text:p text:style-name="P1">Commands that have been compiled from local sources</text:p>
      <text:p text:style-name="P1">The most fundamental commands that are essential</text:p>
      <text:p text:style-name="P1">Essential administrative commands</text:p>
      <text:p text:style-name="P1">Question 11</text:p>
      <text:p text:style-name="P1">To view all current variables, you can use:</text:p>
      <text:p text:style-name="P1">dump</text:p>
      <text:p text:style-name="P1">view</text:p>
      <text:p text:style-name="P1">set</text:p>
      <text:p text:style-name="P1">var</text:p>
      <text:p text:style-name="P1">Question 12</text:p>
      <text:p text:style-name="P1">Which file can you place in your home directory to be executed when you log off the system?</text:p>
      <text:p text:style-name="P1">~/.bashrc</text:p>
      <text:p text:style-name="P1">~/.bash_profile</text:p>
      <text:p text:style-name="P1">~/.bash_logout</text:p>
      <text:p text:style-name="P1">/etc/bashrc</text:p>
      <text:p text:style-name="P1">Question 13</text:p>
      <text:p text:style-name="P1">Which command will display more information about globbing?</text:p>
      <text:p text:style-name="P1">man globbing</text:p>
      <text:p text:style-name="P1">man 7 globbing</text:p>
      <text:p text:style-name="P1">man 7 glob</text:p>
      <text:p text:style-name="P1">man -7 glob</text:p>
      <text:p text:style-name="P1">Question 14</text:p>
      <text:p text:style-name="P1">The period . character in the output of the ls command represents:</text:p>
      <text:p text:style-name="P1">The current directory</text:p>
      <text:p text:style-name="P1">The end of the command output</text:p>
      <text:p text:style-name="P1">Hidden files</text:p>
      <text:p text:style-name="P1"><text:soft-page-break/>Directories that can't be accessed</text:p>
      <text:p text:style-name="P1">Question 15</text:p>
      <text:p text:style-name="P1">To perform a long listing to show file details, use which of the following commands:</text:p>
      <text:p text:style-name="P1">ls -D</text:p>
      <text:p text:style-name="P1">ls -l</text:p>
      <text:p text:style-name="P1">ls -L</text:p>
      <text:p text:style-name="P1">ll</text:p>
      <text:p text:style-name="P1">Question 16</text:p>
      <text:p text:style-name="P1">The mv command will rename a file when a new directory is not specified.</text:p>
      <text:p text:style-name="P1">True or False?</text:p>
      <text:p text:style-name="P1">True</text:p>
      <text:p text:style-name="P1">False</text:p>
      <text:p text:style-name="P1">Question 17</text:p>
      <text:p text:style-name="P1">Which character at the beginning of a long listing indicates a directory?</text:p>
      <text:p text:style-name="P1">c</text:p>
      <text:p text:style-name="P1">d</text:p>
      <text:p text:style-name="P1">-</text:p>
      <text:p text:style-name="P1">l</text:p>
      <text:p text:style-name="P1">Question 18</text:p>
      <text:p text:style-name="P1">The FHS sets which standard?</text:p>
      <text:p text:style-name="P1">Which partitions should be created</text:p>
      <text:p text:style-name="P1">Which directories should be used to hold specific files</text:p>
      <text:p text:style-name="P1">Which services should be installed</text:p>
      <text:p text:style-name="P1">Which filesystem types should be used</text:p>
      <text:p text:style-name="P1">Question 19</text:p>
      <text:p text:style-name="P1">What directory is used as a temporary mount point?</text:p>
      <text:p text:style-name="P1">/xbin</text:p>
      <text:p text:style-name="P1">/tmpmnt</text:p>
      <text:p text:style-name="P1">/etc</text:p>
      <text:p text:style-name="P1">/mnt</text:p>
      <text:p text:style-name="P1"><text:soft-page-break/>Question 20</text:p>
      <text:p text:style-name="P1">If you want to see the entire contents of a text file, you can use the _____ command:</text:p>
      <text:p text:style-name="P1">cut</text:p>
      <text:p text:style-name="P1">wc</text:p>
      <text:p text:style-name="P1">type</text:p>
      <text:p text:style-name="P1">cat</text:p>
      <text:p text:style-name="P1">Question 21</text:p>
      <text:p text:style-name="P1">The head -n -1 readme.txt command will:</text:p>
      <text:p text:style-name="P1">Number the first line of readme.txt</text:p>
      <text:p text:style-name="P1">Display all but the last line of readme.txt</text:p>
      <text:p text:style-name="P1">Display the first line of readme.txt</text:p>
      <text:p text:style-name="P1">Display all but the first line of readme.txt</text:p>
      <text:p text:style-name="P1">Question 22</text:p>
      <text:p text:style-name="P1">The regular expression a* is equivalent to:</text:p>
      <text:p text:style-name="P1">a{1}</text:p>
      <text:p text:style-name="P1">a{0,}</text:p>
      <text:p text:style-name="P1">a{0,1}</text:p>
      <text:p text:style-name="P1">a{1,}</text:p>
      <text:p text:style-name="P1">Question 23</text:p>
      <text:p text:style-name="P1">To use extended regular expressions, you can use:</text:p>
      <text:p text:style-name="P1">(choose two)</text:p>
      <text:p text:style-name="P1">grep -e</text:p>
      <text:p text:style-name="P1">fgrep</text:p>
      <text:p text:style-name="P1">grep -E</text:p>
      <text:p text:style-name="P1">egrep</text:p>
      <text:p text:style-name="P1">Question 24</text:p>
      <text:p text:style-name="P1">What does the vertical bar | character do in a regular expression?</text:p>
      <text:p text:style-name="P1">Redirects output from the command</text:p>
      <text:p text:style-name="P1">Separates repetition modifiers</text:p>
      <text:p text:style-name="P1">Separates alternative patterns that can be matches</text:p>
      <text:p text:style-name="P1"><text:soft-page-break/>Redirects input to the command</text:p>
      <text:p text:style-name="P1">Question 25</text:p>
      <text:p text:style-name="P1">If you are in vi command mode and want to add a new line after your cursor, you can type:</text:p>
      <text:p text:style-name="P1">O</text:p>
      <text:p text:style-name="P1">o</text:p>
      <text:p text:style-name="P1">a</text:p>
      <text:p text:style-name="P1">i</text:p>
      <text:p text:style-name="P1">Question 26</text:p>
      <text:p text:style-name="P1">If you want to move a character to the right in vi command mode, you can press the Right Arrow Key → or:</text:p>
      <text:p text:style-name="P1">j</text:p>
      <text:p text:style-name="P1">k</text:p>
      <text:p text:style-name="P1">l</text:p>
      <text:p text:style-name="P1">h</text:p>
      <text:p text:style-name="P1">Question 27</text:p>
      <text:p text:style-name="P1">To perform cut and paste in a vi document, you actually do:</text:p>
      <text:p text:style-name="P1">delete and yank</text:p>
      <text:p text:style-name="P1">yank and put</text:p>
      <text:p text:style-name="P1">delete and put</text:p>
      <text:p text:style-name="P1">yank and paste</text:p>
      <text:p text:style-name="P1">Question 28</text:p>
      <text:p text:style-name="P1">If you want to append content to a file with the normal output of a command, you can use:</text:p>
      <text:p text:style-name="P1">2&gt;&gt;</text:p>
      <text:p text:style-name="P1">&gt;</text:p>
      <text:p text:style-name="P1">&gt;&gt;</text:p>
      <text:p text:style-name="P1">1&gt;</text:p>
      <text:p text:style-name="P1">Question 29</text:p>
      <text:p text:style-name="P1">Two or more commands combined with the vertical bar | character between them form a:</text:p>
      <text:p text:style-name="P1">outputline</text:p>
      <text:p text:style-name="P1">command line</text:p>
      <text:p text:style-name="P1"><text:soft-page-break/>pipeline</text:p>
      <text:p text:style-name="P1">streamline</text:p>
      <text:p text:style-name="P1">Question 30</text:p>
      <text:p text:style-name="P1">The _____ command will list the commands that are running in your terminal.</text:p>
      <text:p text:style-name="P1">ls</text:p>
      <text:p text:style-name="P1">ps</text:p>
      <text:p text:style-name="P1">proc</text:p>
      <text:p text:style-name="P1">list</text:p>
      <text:p text:style-name="P1">Question 31</text:p>
      <text:p text:style-name="P1">To view statistics on memory availability, you can use:</text:p>
      <text:p text:style-name="P1">uname</text:p>
      <text:p text:style-name="P1">stat</text:p>
      <text:p text:style-name="P1">free</text:p>
      <text:p text:style-name="P1">mem</text:p>
      <text:p text:style-name="P1">Question 32</text:p>
      <text:p text:style-name="P1">By default, tar will attempt to extract an archive...</text:p>
      <text:p text:style-name="P1">into the archive's parent directory.</text:p>
      <text:p text:style-name="P1">to the specified directory.</text:p>
      <text:p text:style-name="P1">into the user's home directory.</text:p>
      <text:p text:style-name="P1">into the working directory.</text:p>
      <text:p text:style-name="P1">Question 33</text:p>
      <text:p text:style-name="P1">The dd command can be used to copy entire partitions.</text:p>
      <text:p text:style-name="P1">True</text:p>
      <text:p text:style-name="P1">False</text:p>
      <text:p text:style-name="P1">Question 34</text:p>
      <text:p text:style-name="P1">Which of the following commands could be used to extract the archive, example.tar?</text:p>
      <text:p text:style-name="P1">tar -uz example.tar</text:p>
      <text:p text:style-name="P1">tar -xz example.tar</text:p>
      <text:p text:style-name="P1">tar -xf example.tar</text:p>
      <text:p text:style-name="P1">tar -uf example.tar</text:p>
      <text:p text:style-name="P1"><text:soft-page-break/>Question 35</text:p>
      <text:p text:style-name="P1">Which option to the zip command will list its files without uncompressing them?</text:p>
      <text:p text:style-name="P1">-r</text:p>
      <text:p text:style-name="P1">-l</text:p>
      <text:p text:style-name="P1">-d</text:p>
      <text:p text:style-name="P1">-R</text:p>
      <text:p text:style-name="P1">Question 36</text:p>
      <text:p text:style-name="P1">The group ownership of a file may only be changed by:</text:p>
      <text:p text:style-name="P1">The owner of the file</text:p>
      <text:p text:style-name="P1">Any user can change the group ownership of any file</text:p>
      <text:p text:style-name="P1">Both the root user and the owner of the file</text:p>
      <text:p text:style-name="P1">The root user</text:p>
      <text:p text:style-name="P1">Question 37</text:p>
      <text:p text:style-name="P1">To run a script file, you need both read and execute permission.</text:p>
      <text:p text:style-name="P1">True or False?</text:p>
      <text:p text:style-name="P1">True</text:p>
      <text:p text:style-name="P1">False</text:p>
      <text:p text:style-name="P1">Question 38</text:p>
      <text:p text:style-name="P1">Which command can be used to set what your default permissions will be on new files?</text:p>
      <text:p text:style-name="P1">umask</text:p>
      <text:p text:style-name="P1">mode</text:p>
      <text:p text:style-name="P1">umode</text:p>
      <text:p text:style-name="P1">mask</text:p>
      <text:p text:style-name="P1">Question 39</text:p>
      <text:p text:style-name="P1">Which command will allow you to change the group ownership of a file that you own?</text:p>
      <text:p text:style-name="P1">regroup</text:p>
      <text:p text:style-name="P1">chgrp</text:p>
      <text:p text:style-name="P1">chown</text:p>
      <text:p text:style-name="P1">chmod</text:p>
      <text:p text:style-name="P1">Question 40</text:p>
      <text:p text:style-name="P1"><text:soft-page-break/>Which type of link can be made to directories, hard or soft?</text:p>
      <text:p text:style-name="P1">hard</text:p>
      <text:p text:style-name="P1">sof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10T12:01:56.058582172</dc:date>
    <meta:editing-duration>PT56M25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9" meta:paragraph-count="241" meta:word-count="999" meta:character-count="5402" meta:non-whitespace-character-count="4644"/>
  </office:meta>
</office:document-meta>
</file>